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64810" officeooo:paragraph-rsid="000648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64810" officeooo:paragraph-rsid="00064810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64810" officeooo:paragraph-rsid="00074a93" style:font-size-asian="12.25pt" style:font-weight-asian="normal" style:font-size-complex="14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064810" officeooo:paragraph-rsid="00074a93" style:font-size-asian="12.25pt" style:font-weight-asian="normal" style:font-size-complex="14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064810" officeooo:paragraph-rsid="00064810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69470" officeooo:paragraph-rsid="00069470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064810" officeooo:paragraph-rsid="00064810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69470" officeooo:paragraph-rsid="00069470" style:font-size-asian="12.25pt" style:font-weight-asian="bold" style:font-size-complex="14pt" style:font-weight-complex="bold"/>
    </style:style>
    <style:style style:name="T1" style:family="text">
      <style:text-properties officeooo:rsid="0006947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yecto Base de Datos:</text:p>
      <text:p text:style-name="P1">“Connect Four”(cuatro en linea)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/>
      <text:p text:style-name="P3"><text:span text:style-name="T3">Integrantes:</text:span> </text:p>
      <text:list xml:id="list5617482393355394122" text:style-name="L1">
        <text:list-item>
          <text:p text:style-name="P4">Depetris Ezequiel</text:p>
        </text:list-item>
        <text:list-item>
          <text:p text:style-name="P5">Massimino Gaston</text:p>
        </text:list-item>
      </text:list>
      <text:p text:style-name="P8"><text:soft-page-break/>Descripción del problema</text:p>
      <text:p text:style-name="P6"/>
      <text:p text:style-name="P2">Conecta 4 (también conocido como 4 en Raya en algunas versiones) es un juego de</text:p>
      <text:p text:style-name="P2">mesa para dos jugadores, en el que se introducen fichas en un tablero vertical con el</text:p>
      <text:p text:style-name="P2">objetivo de alinear cuatro consecutivas de un mismo color.</text:p>
      <text:p text:style-name="P2">Como proyecto de Bases de datos se diseñara e implementara una base de datos</text:p>
      <text:p text:style-name="P2">para esta versión del juego. Algunas características deseadas serán:</text:p>
      <text:p text:style-name="P2">Se deberá poder almacenar la información de los usuarios con sus datos personales.</text:p>
      <text:p text:style-name="P2">El sistema almacena las partidas finalizadas y como se llevaron a cabo(orden en que</text:p>
      <text:p text:style-name="P2">se fueron poniendo las fichas). Las partidas tienen un código, los dos jugadores, el</text:p>
      <text:p text:style-name="P2">ganador y la fecha y hora de comienzo y fin. Además los usuarios pueden guardar</text:p>
      <text:p text:style-name="P2">partidas empezadas para poder recuperarlas en otro momento. Las partidas tienen</text:p>
      <text:p text:style-name="P2">tienen 2 jugadores y pueden ser con diferentes tableros 6x7 (defaults), 8x7, 9x7, 10x7,</text:p>
      <text:p text:style-name="P2">8x8.</text:p>
      <text:p text:style-name="P2"><text:span text:style-name="T1">Además se tendrán algunas consideraciones extras en el modelo de base de datos de este juego</text:span>:</text:p>
      <text:p text:style-name="P2">· No puede haber dos partidas de un mismo jugador que tengan solapamiento de</text:p>
      <text:p text:style-name="P2">fechas.</text:p>
      <text:p text:style-name="P2">· <text:span text:style-name="T1">Cuando un usuario es eliminado se eliminaran todas sus partidas jugadas pero los datos personales serán movidos a otra tabla de usuarios eliminados junto con la información del usuario que lo elimino</text:span>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4T13:38:48.877078960</meta:creation-date>
    <dc:date>2015-05-24T14:12:52.136857757</dc:date>
    <meta:editing-duration>PT3M41S</meta:editing-duration>
    <meta:editing-cycles>1</meta:editing-cycles>
    <meta:document-statistic meta:table-count="0" meta:image-count="0" meta:object-count="0" meta:page-count="2" meta:paragraph-count="22" meta:word-count="227" meta:character-count="1368" meta:non-whitespace-character-count="1164"/>
    <meta:generator>LibreOffice/4.4.2.2$Linux_x86 LibreOffice_project/40m0$Build-2</meta:generator>
  </office:meta>
</office:document-meta>
</file>